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font-size="20pt" officeooo:rsid="00150d46" officeooo:paragraph-rsid="00150d46" style:font-size-asian="20pt" style:font-size-complex="20pt"/>
    </style:style>
    <style:style style:name="P2" style:family="paragraph" style:parent-style-name="Heading_20_3">
      <style:text-properties officeooo:paragraph-rsid="00150d46"/>
    </style:style>
    <style:style style:name="P3" style:family="paragraph" style:parent-style-name="Preformatted_20_Text" style:list-style-name="L9"/>
    <style:style style:name="P4" style:family="paragraph" style:parent-style-name="Preformatted_20_Text" style:list-style-name="L9">
      <style:paragraph-properties style:writing-mode="lr-tb"/>
    </style:style>
    <style:style style:name="P5" style:family="paragraph" style:parent-style-name="Preformatted_20_Text" style:list-style-name="L9">
      <style:paragraph-properties fo:margin-top="0cm" fo:margin-bottom="0.499cm" style:contextual-spacing="false" style:writing-mode="lr-tb"/>
    </style:style>
    <style:style style:name="P6" style:family="paragraph" style:parent-style-name="Preformatted_20_Text" style:list-style-name="L10"/>
    <style:style style:name="P7" style:family="paragraph" style:parent-style-name="Preformatted_20_Text" style:list-style-name="L10">
      <style:paragraph-properties style:writing-mode="lr-tb"/>
    </style:style>
    <style:style style:name="P8" style:family="paragraph" style:parent-style-name="Preformatted_20_Text" style:list-style-name="L10">
      <style:paragraph-properties fo:margin-top="0cm" fo:margin-bottom="0.499cm" style:contextual-spacing="false" style:writing-mode="lr-tb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margin-top="0cm" fo:margin-bottom="0cm" style:contextual-spacing="false"/>
    </style:style>
    <style:style style:name="P15" style:family="paragraph" style:parent-style-name="Text_20_body" style:list-style-name="L4"/>
    <style:style style:name="P16" style:family="paragraph" style:parent-style-name="Text_20_body" style:list-style-name="L4">
      <style:paragraph-properties fo:margin-top="0cm" fo:margin-bottom="0cm" style:contextual-spacing="false"/>
    </style:style>
    <style:style style:name="P17" style:family="paragraph" style:parent-style-name="Text_20_body" style:list-style-name="L5"/>
    <style:style style:name="P18" style:family="paragraph" style:parent-style-name="Text_20_body" style:list-style-name="L5">
      <style:paragraph-properties fo:margin-top="0cm" fo:margin-bottom="0cm" style:contextual-spacing="false"/>
    </style:style>
    <style:style style:name="P19" style:family="paragraph" style:parent-style-name="Text_20_body" style:list-style-name="L6"/>
    <style:style style:name="P20" style:family="paragraph" style:parent-style-name="Text_20_body" style:list-style-name="L6">
      <style:paragraph-properties fo:margin-top="0cm" fo:margin-bottom="0cm" style:contextual-spacing="false"/>
    </style:style>
    <style:style style:name="P21" style:family="paragraph" style:parent-style-name="Text_20_body" style:list-style-name="L7"/>
    <style:style style:name="P22" style:family="paragraph" style:parent-style-name="Text_20_body" style:list-style-name="L7">
      <style:paragraph-properties fo:margin-top="0cm" fo:margin-bottom="0cm" style:contextual-spacing="false"/>
    </style:style>
    <style:style style:name="P23" style:family="paragraph" style:parent-style-name="Text_20_body" style:list-style-name="L8"/>
    <style:style style:name="P24" style:family="paragraph" style:parent-style-name="Text_20_body" style:list-style-name="L8">
      <style:paragraph-properties fo:margin-top="0cm" fo:margin-bottom="0cm" style:contextual-spacing="false"/>
    </style:style>
    <style:style style:name="P25" style:family="paragraph" style:parent-style-name="Text_20_body" style:list-style-name="L9"/>
    <style:style style:name="P26" style:family="paragraph" style:parent-style-name="Text_20_body" style:list-style-name="L9">
      <style:paragraph-properties fo:margin-top="0cm" fo:margin-bottom="0cm" style:contextual-spacing="false"/>
    </style:style>
    <style:style style:name="P27" style:family="paragraph" style:parent-style-name="Text_20_body" style:list-style-name="L10"/>
    <style:style style:name="P28" style:family="paragraph" style:parent-style-name="Text_20_body" style:list-style-name="L10">
      <style:paragraph-properties fo:margin-top="0cm" fo:margin-bottom="0cm" style:contextual-spacing="false"/>
    </style:style>
    <style:style style:name="P29" style:family="paragraph" style:parent-style-name="Text_20_body" style:list-style-name="L11"/>
    <style:style style:name="P30" style:family="paragraph" style:parent-style-name="Text_20_body" style:list-style-name="L11">
      <style:paragraph-properties fo:margin-top="0cm" fo:margin-bottom="0cm" style:contextual-spacing="false"/>
    </style:style>
    <style:style style:name="P31" style:family="paragraph" style:parent-style-name="Text_20_body" style:list-style-name="L12"/>
    <style:style style:name="P32" style:family="paragraph" style:parent-style-name="Text_20_body" style:list-style-name="L12">
      <style:paragraph-properties fo:margin-top="0cm" fo:margin-bottom="0cm" style:contextual-spacing="false"/>
    </style:style>
    <style:style style:name="P33" style:family="paragraph" style:parent-style-name="Text_20_body" style:list-style-name="L13"/>
    <style:style style:name="P34" style:family="paragraph" style:parent-style-name="Text_20_body" style:list-style-name="L13">
      <style:paragraph-properties fo:margin-top="0cm" fo:margin-bottom="0cm" style:contextual-spacing="false"/>
    </style:style>
    <style:style style:name="P35" style:family="paragraph" style:parent-style-name="Text_20_body" style:list-style-name="L14"/>
    <style:style style:name="P36" style:family="paragraph" style:parent-style-name="Text_20_body" style:list-style-name="L14">
      <style:paragraph-properties fo:margin-top="0cm" fo:margin-bottom="0cm" style:contextual-spacing="false"/>
    </style:style>
    <style:style style:name="P37" style:family="paragraph" style:parent-style-name="Text_20_body" style:list-style-name="L15"/>
    <style:style style:name="P38" style:family="paragraph" style:parent-style-name="Text_20_body" style:list-style-name="L15">
      <style:paragraph-properties fo:margin-top="0cm" fo:margin-bottom="0cm" style:contextual-spacing="false"/>
    </style:style>
    <style:style style:name="P39" style:family="paragraph" style:parent-style-name="Text_20_body" style:list-style-name="L16"/>
    <style:style style:name="P40" style:family="paragraph" style:parent-style-name="Text_20_body" style:list-style-name="L16">
      <style:paragraph-properties fo:margin-top="0cm" fo:margin-bottom="0cm" style:contextual-spacing="false"/>
    </style:style>
    <style:style style:name="P41" style:family="paragraph" style:parent-style-name="Text_20_body" style:list-style-name="L17"/>
    <style:style style:name="P42" style:family="paragraph" style:parent-style-name="Text_20_body" style:list-style-name="L17">
      <style:paragraph-properties fo:margin-top="0cm" fo:margin-bottom="0cm" style:contextual-spacing="false"/>
    </style:style>
    <style:style style:name="P43" style:family="paragraph" style:parent-style-name="Text_20_body" style:list-style-name="L18"/>
    <style:style style:name="P44" style:family="paragraph" style:parent-style-name="Text_20_body" style:list-style-name="L18">
      <style:paragraph-properties fo:margin-top="0cm" fo:margin-bottom="0cm" style:contextual-spacing="false"/>
    </style:style>
    <style:style style:name="P45" style:family="paragraph" style:parent-style-name="Text_20_body" style:list-style-name="L19"/>
    <style:style style:name="P46" style:family="paragraph" style:parent-style-name="Text_20_body" style:list-style-name="L19">
      <style:paragraph-properties fo:margin-top="0cm" fo:margin-bottom="0cm" style:contextual-spacing="false"/>
    </style:style>
    <style:style style:name="P47" style:family="paragraph" style:parent-style-name="Text_20_body" style:list-style-name="L20"/>
    <style:style style:name="P48" style:family="paragraph" style:parent-style-name="Text_20_body" style:list-style-name="L20">
      <style:paragraph-properties fo:margin-top="0cm" fo:margin-bottom="0cm" style:contextual-spacing="false"/>
    </style:style>
    <style:style style:name="P49" style:family="paragraph" style:parent-style-name="Text_20_body" style:list-style-name="L21"/>
    <style:style style:name="P50" style:family="paragraph" style:parent-style-name="Text_20_body" style:list-style-name="L21">
      <style:paragraph-properties fo:margin-top="0cm" fo:margin-bottom="0cm" style:contextual-spacing="false"/>
    </style:style>
    <style:style style:name="P51" style:family="paragraph" style:parent-style-name="Text_20_body" style:list-style-name="L22"/>
    <style:style style:name="P52" style:family="paragraph" style:parent-style-name="Text_20_body" style:list-style-name="L22">
      <style:paragraph-properties fo:margin-top="0cm" fo:margin-bottom="0cm" style:contextual-spacing="false"/>
    </style:style>
    <style:style style:name="P53" style:family="paragraph" style:parent-style-name="Text_20_body" style:list-style-name="L23"/>
    <style:style style:name="P54" style:family="paragraph" style:parent-style-name="Text_20_body" style:list-style-name="L23">
      <style:paragraph-properties fo:margin-top="0cm" fo:margin-bottom="0cm" style:contextual-spacing="false"/>
    </style:style>
    <style:style style:name="P55" style:family="paragraph" style:parent-style-name="Text_20_body" style:list-style-name="L24"/>
    <style:style style:name="P56" style:family="paragraph" style:parent-style-name="Text_20_body" style:list-style-name="L24">
      <style:paragraph-properties fo:margin-top="0cm" fo:margin-bottom="0cm" style:contextual-spacing="false"/>
    </style:style>
    <style:style style:name="P57" style:family="paragraph" style:parent-style-name="Text_20_body" style:list-style-name="L25"/>
    <style:style style:name="P58" style:family="paragraph" style:parent-style-name="Text_20_body" style:list-style-name="L25">
      <style:paragraph-properties fo:margin-top="0cm" fo:margin-bottom="0cm" style:contextual-spacing="false"/>
    </style:style>
    <style:style style:name="P59" style:family="paragraph" style:parent-style-name="Text_20_body" style:list-style-name="L26"/>
    <style:style style:name="P60" style:family="paragraph" style:parent-style-name="Text_20_body" style:list-style-name="L26">
      <style:paragraph-properties fo:margin-top="0cm" fo:margin-bottom="0cm" style:contextual-spacing="false"/>
    </style:style>
    <style:style style:name="P61" style:family="paragraph" style:parent-style-name="Text_20_body" style:list-style-name="L27"/>
    <style:style style:name="P62" style:family="paragraph" style:parent-style-name="Text_20_body" style:list-style-name="L27">
      <style:paragraph-properties fo:margin-top="0cm" fo:margin-bottom="0cm" style:contextual-spacing="false"/>
    </style:style>
    <style:style style:name="P63" style:family="paragraph" style:parent-style-name="Text_20_body" style:list-style-name="L28"/>
    <style:style style:name="P64" style:family="paragraph" style:parent-style-name="Text_20_body" style:list-style-name="L28">
      <style:paragraph-properties fo:margin-top="0cm" fo:margin-bottom="0cm" style:contextual-spacing="false"/>
    </style:style>
    <style:style style:name="P65" style:family="paragraph" style:parent-style-name="Text_20_body" style:list-style-name="L29"/>
    <style:style style:name="P66" style:family="paragraph" style:parent-style-name="Text_20_body" style:list-style-name="L29">
      <style:paragraph-properties fo:margin-top="0cm" fo:margin-bottom="0cm" style:contextual-spacing="false"/>
    </style:style>
    <style:style style:name="P67" style:family="paragraph" style:parent-style-name="Text_20_body" style:list-style-name="L30"/>
    <style:style style:name="P68" style:family="paragraph" style:parent-style-name="Text_20_body" style:list-style-name="L30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Linux Scenario Based Interview Questions</text:h>
      <text:h text:style-name="Heading_20_3" text:outline-level="3"/>
      <text:h text:style-name="Heading_20_3" text:outline-level="3">1. <text:span text:style-name="Strong_20_Emphasis">Scenario</text:span>: A critical service has stopped on a production server. How would you troubleshoot and restart the service?</text:h>
      <text:list xml:id="list3263924136" text:style-name="L1">
        <text:list-item>
          <text:p text:style-name="P10"><text:span text:style-name="Strong_20_Emphasis">Detailed Answer</text:span>:</text:p>
          <text:list>
            <text:list-item>
              <text:p text:style-name="P10"><text:span text:style-name="Strong_20_Emphasis">Check the service status</text:span>: Use <text:span text:style-name="Source_20_Text">systemctl status &lt;service_name&gt;</text:span> to determine the current state of the service (active, inactive, or failed). This command provides information on the last log entries that may help pinpoint why the service stopped.</text:p>
            </text:list-item>
            <text:list-item>
              <text:p text:style-name="P10"><text:span text:style-name="Strong_20_Emphasis">Check logs</text:span>: Look at the logs for clues. Use <text:span text:style-name="Source_20_Text">journalctl -u &lt;service_name&gt;</text:span> to view logs related to the specific service or <text:span text:style-name="Source_20_Text">/var/log/syslog</text:span> for system-wide logs. This will help you find any critical errors or warnings.</text:p>
            </text:list-item>
            <text:list-item>
              <text:p text:style-name="P10"><text:span text:style-name="Strong_20_Emphasis">Restart the service</text:span>: To bring the service back online, use <text:span text:style-name="Source_20_Text">systemctl restart &lt;service_name&gt;</text:span>. This command attempts to restart the service, and if it fails again, you may need to look deeper into configuration or resource issues.</text:p>
            </text:list-item>
            <text:list-item>
              <text:p text:style-name="P10"><text:span text:style-name="Strong_20_Emphasis">Check resource usage</text:span>: Run <text:span text:style-name="Source_20_Text">top</text:span> or <text:span text:style-name="Source_20_Text">htop</text:span> to inspect CPU and memory usage. If the server is running out of resources, it may be causing the service to crash.</text:p>
            </text:list-item>
            <text:list-item>
              <text:p text:style-name="P10"><text:span text:style-name="Strong_20_Emphasis">Check disk space</text:span>: Use <text:span text:style-name="Source_20_Text">df -h</text:span> to see if the disk is full. Services often fail if there’s no free space for logs or operations.</text:p>
            </text:list-item>
            <text:list-item>
              <text:p text:style-name="P9"><text:span text:style-name="Strong_20_Emphasis">Validate service configuration</text:span>: Inspect the service’s configuration file (for example, Nginx has <text:span text:style-name="Source_20_Text">/etc/nginx/nginx.conf</text:span>) to ensure that settings are correct and haven’t been corrupted.</text:p>
            </text:list-item>
          </text:list>
        </text:list-item>
      </text:list>
      <text:h text:style-name="Heading_20_3" text:outline-level="3">2. <text:span text:style-name="Strong_20_Emphasis">Scenario</text:span>: You need to give non-root users access to a directory but with restricted permissions. How would you achieve this?</text:h>
      <text:list xml:id="list2581463023" text:style-name="L2">
        <text:list-item>
          <text:p text:style-name="P12"><text:span text:style-name="Strong_20_Emphasis">Detailed Answer</text:span>:</text:p>
          <text:list>
            <text:list-item>
              <text:p text:style-name="P12"><text:span text:style-name="Strong_20_Emphasis">Change directory ownership</text:span>: Use <text:span text:style-name="Source_20_Text">chown &lt;user&gt;:&lt;group&gt; &lt;directory&gt;</text:span> to assign the ownership of the directory to a specific user and group. This ensures only the intended user/group has control over the directory.</text:p>
            </text:list-item>
            <text:list-item>
              <text:p text:style-name="P12"><text:span text:style-name="Strong_20_Emphasis">Set permissions</text:span>: Apply <text:span text:style-name="Source_20_Text">chmod</text:span> to assign specific access levels. For example, <text:span text:style-name="Source_20_Text">chmod 750</text:span> gives the owner full permissions, the group read and execute, and others no access.</text:p>
            </text:list-item>
            <text:list-item>
              <text:p text:style-name="P11"><text:span text:style-name="Strong_20_Emphasis">Advanced permission control</text:span>: For more granular access control, use <text:span text:style-name="Source_20_Text">setfacl</text:span>. With <text:span text:style-name="Source_20_Text">setfacl -m u:&lt;user&gt;:rwx &lt;directory&gt;</text:span>, you can provide specific permissions to multiple users without affecting group permissions.</text:p>
            </text:list-item>
          </text:list>
        </text:list-item>
      </text:list>
      <text:h text:style-name="Heading_20_3" text:outline-level="3"><text:soft-page-break/></text:h>
      <text:h text:style-name="Heading_20_3" text:outline-level="3">3. <text:span text:style-name="Strong_20_Emphasis">Scenario</text:span>: A script scheduled via cron has stopped running. How would you troubleshoot it?</text:h>
      <text:list xml:id="list894636180" text:style-name="L3">
        <text:list-item>
          <text:p text:style-name="P14"><text:span text:style-name="Strong_20_Emphasis">Detailed Answer</text:span>:</text:p>
          <text:list>
            <text:list-item>
              <text:p text:style-name="P14"><text:span text:style-name="Strong_20_Emphasis">List cron jobs</text:span>: Run <text:span text:style-name="Source_20_Text">crontab -l</text:span> (for user-specific cron jobs) or check <text:span text:style-name="Source_20_Text">/etc/crontab</text:span> for system-wide jobs. Ensure the cron job hasn’t been accidentally removed or modified.</text:p>
            </text:list-item>
            <text:list-item>
              <text:p text:style-name="P14"><text:span text:style-name="Strong_20_Emphasis">Check cron logs</text:span>: Use <text:span text:style-name="Source_20_Text">grep CRON /var/log/syslog</text:span> (on Debian-based systems) or <text:span text:style-name="Source_20_Text">/var/log/cron</text:span> (on RedHat-based systems) to look for errors in cron’s execution.</text:p>
            </text:list-item>
            <text:list-item>
              <text:p text:style-name="P14"><text:span text:style-name="Strong_20_Emphasis">Ensure script is executable</text:span>: Verify that the script has execute permissions using <text:span text:style-name="Source_20_Text">chmod +x &lt;script&gt;</text:span>.</text:p>
            </text:list-item>
            <text:list-item>
              <text:p text:style-name="P14"><text:span text:style-name="Strong_20_Emphasis">Environment differences</text:span>: Cron operates in a limited environment, so ensure all necessary environment variables are defined within the script or cron job.</text:p>
            </text:list-item>
            <text:list-item>
              <text:p text:style-name="P13"><text:span text:style-name="Strong_20_Emphasis">Test manually</text:span>: Run the script manually in the terminal to confirm whether the issue is with the cron job or the script itself.</text:p>
            </text:list-item>
          </text:list>
        </text:list-item>
      </text:list>
      <text:h text:style-name="Heading_20_3" text:outline-level="3">4. <text:span text:style-name="Strong_20_Emphasis">Scenario</text:span>: You need to debug network issues on a Linux server. What tools would you use?</text:h>
      <text:list xml:id="list2567556230" text:style-name="L4">
        <text:list-item>
          <text:p text:style-name="P16"><text:span text:style-name="Strong_20_Emphasis">Detailed Answer</text:span>:</text:p>
          <text:list>
            <text:list-item>
              <text:p text:style-name="P16"><text:span text:style-name="Strong_20_Emphasis">ping</text:span>: Use <text:span text:style-name="Source_20_Text">ping &lt;hostname/IP&gt;</text:span> to check if the server can reach the target host and verify basic network connectivity.</text:p>
            </text:list-item>
            <text:list-item>
              <text:p text:style-name="P16"><text:span text:style-name="Strong_20_Emphasis">traceroute</text:span>: Run <text:span text:style-name="Source_20_Text">traceroute &lt;hostname/IP&gt;</text:span> to track the path that packets take to the destination. This helps identify where delays or failures occur in the network path.</text:p>
            </text:list-item>
            <text:list-item>
              <text:p text:style-name="P16"><text:span text:style-name="Strong_20_Emphasis">netstat</text:span> or <text:span text:style-name="Strong_20_Emphasis">ss</text:span>: Use <text:span text:style-name="Source_20_Text">netstat -tuln</text:span> or <text:span text:style-name="Source_20_Text">ss -tuln</text:span> to see active connections, listening ports, and associated processes. This is useful to verify that your service is listening on the correct port.</text:p>
            </text:list-item>
            <text:list-item>
              <text:p text:style-name="P16"><text:span text:style-name="Strong_20_Emphasis">tcpdump</text:span>: Capture network traffic with <text:span text:style-name="Source_20_Text">tcpdump</text:span> to analyze packets. This is helpful for identifying malformed packets or unauthorized traffic.</text:p>
            </text:list-item>
            <text:list-item>
              <text:p text:style-name="P16"><text:span text:style-name="Strong_20_Emphasis">iptables</text:span> or <text:span text:style-name="Strong_20_Emphasis">firewalld</text:span>: Use <text:span text:style-name="Source_20_Text">iptables -L</text:span> or <text:span text:style-name="Source_20_Text">firewalld</text:span> to check if firewall rules are blocking traffic.</text:p>
            </text:list-item>
            <text:list-item>
              <text:p text:style-name="P15"><text:span text:style-name="Strong_20_Emphasis">nslookup/dig</text:span>: Use <text:span text:style-name="Source_20_Text">nslookup</text:span> or <text:span text:style-name="Source_20_Text">dig</text:span> to troubleshoot DNS issues, ensuring the domain name resolves to the correct IP.</text:p>
            </text:list-item>
          </text:list>
        </text:list-item>
      </text:list>
      <text:h text:style-name="Heading_20_3" text:outline-level="3"/>
      <text:h text:style-name="Heading_20_3" text:outline-level="3">5. <text:span text:style-name="Strong_20_Emphasis">Scenario</text:span>: You notice high memory consumption on a server. How would you identify the cause and take corrective action?</text:h>
      <text:list xml:id="list1207513163" text:style-name="L5">
        <text:list-item>
          <text:p text:style-name="P18"><text:span text:style-name="Strong_20_Emphasis">Detailed Answer</text:span>:</text:p>
          <text:list>
            <text:list-item>
              <text:p text:style-name="P18"><text:span text:style-name="Strong_20_Emphasis">Monitor memory usage</text:span>: Use <text:span text:style-name="Source_20_Text">top</text:span> or <text:span text:style-name="Source_20_Text">htop</text:span> to identify processes consuming high amounts of memory.</text:p>
            </text:list-item>
            <text:list-item>
              <text:p text:style-name="P18"><text:soft-page-break/><text:span text:style-name="Strong_20_Emphasis">Check memory usage breakdown</text:span>: Run <text:span text:style-name="Source_20_Text">free -m</text:span> to get a detailed breakdown of used, free, and cached memory.</text:p>
            </text:list-item>
            <text:list-item>
              <text:p text:style-name="P18"><text:span text:style-name="Strong_20_Emphasis">List memory-hogging processes</text:span>: Use <text:span text:style-name="Source_20_Text">ps aux --sort=-%mem</text:span> to get a sorted list of processes by memory usage.</text:p>
            </text:list-item>
            <text:list-item>
              <text:p text:style-name="P18"><text:span text:style-name="Strong_20_Emphasis">Investigate and restart processes</text:span>: Identify any rogue or misbehaving processes consuming excessive memory and consider restarting them.</text:p>
            </text:list-item>
            <text:list-item>
              <text:p text:style-name="P18"><text:span text:style-name="Strong_20_Emphasis">Clear cache (if safe)</text:span>: If you suspect memory is being filled by cache, you can clear it (temporarily) with <text:span text:style-name="Source_20_Text">echo 3 &gt; /proc/sys/vm/drop_caches</text:span>.</text:p>
            </text:list-item>
            <text:list-item>
              <text:p text:style-name="P17"><text:span text:style-name="Strong_20_Emphasis">Add swap space</text:span>: If memory usage consistently exceeds available RAM, consider adding swap space as a buffer.</text:p>
            </text:list-item>
          </text:list>
        </text:list-item>
      </text:list>
      <text:h text:style-name="Heading_20_3" text:outline-level="3">6. <text:span text:style-name="Strong_20_Emphasis">Scenario</text:span>: How would you secure SSH access on a production server?</text:h>
      <text:list xml:id="list1147326835" text:style-name="L6">
        <text:list-item>
          <text:p text:style-name="P20"><text:span text:style-name="Strong_20_Emphasis">Detailed Answer</text:span>:</text:p>
          <text:list>
            <text:list-item>
              <text:p text:style-name="P20"><text:span text:style-name="Strong_20_Emphasis">Disable root login</text:span>: Edit <text:span text:style-name="Source_20_Text">/etc/ssh/sshd_config</text:span> and set <text:span text:style-name="Source_20_Text">PermitRootLogin no</text:span> to prevent root from logging in directly. This minimizes the risk of unauthorized root access.</text:p>
            </text:list-item>
            <text:list-item>
              <text:p text:style-name="P20"><text:span text:style-name="Strong_20_Emphasis">Use key-based authentication</text:span>: Ensure <text:span text:style-name="Source_20_Text">PasswordAuthentication no</text:span> is set in the SSH configuration, forcing users to authenticate using SSH keys rather than passwords.</text:p>
            </text:list-item>
            <text:list-item>
              <text:p text:style-name="P20"><text:span text:style-name="Strong_20_Emphasis">Change the default SSH port</text:span>: Modify the <text:span text:style-name="Source_20_Text">Port</text:span> directive in <text:span text:style-name="Source_20_Text">/etc/ssh/sshd_config</text:span> to use a non-standard port (e.g., 2222) to reduce the likelihood of automated attacks.</text:p>
            </text:list-item>
            <text:list-item>
              <text:p text:style-name="P20"><text:span text:style-name="Strong_20_Emphasis">Restrict access with a firewall</text:span>: Use <text:span text:style-name="Source_20_Text">iptables</text:span> or <text:span text:style-name="Source_20_Text">ufw</text:span> to restrict SSH access to specific IPs or ranges.</text:p>
            </text:list-item>
            <text:list-item>
              <text:p text:style-name="P20"><text:span text:style-name="Strong_20_Emphasis">Implement Fail2Ban</text:span>: Install and configure Fail2Ban to ban IPs after multiple failed login attempts, protecting against brute-force attacks.</text:p>
            </text:list-item>
            <text:list-item>
              <text:p text:style-name="P19"><text:span text:style-name="Strong_20_Emphasis">Enable 2FA</text:span>: Add two-factor authentication (2FA) to further secure SSH access, using tools like Google Authenticator or Duo.</text:p>
            </text:list-item>
          </text:list>
        </text:list-item>
      </text:list>
      <text:h text:style-name="Heading_20_3" text:outline-level="3">7. <text:span text:style-name="Strong_20_Emphasis">Scenario</text:span>: The disk space on a server is filling up rapidly. How would you address this issue?</text:h>
      <text:list xml:id="list87061184" text:style-name="L7">
        <text:list-item>
          <text:p text:style-name="P22"><text:span text:style-name="Strong_20_Emphasis">Detailed Answer</text:span>:</text:p>
          <text:list>
            <text:list-item>
              <text:p text:style-name="P22"><text:span text:style-name="Strong_20_Emphasis">Find large files</text:span>: Use <text:span text:style-name="Source_20_Text">du -sh /*</text:span> or <text:span text:style-name="Source_20_Text">du -h --max-depth=1</text:span> to find which directories or files are consuming the most space.</text:p>
            </text:list-item>
            <text:list-item>
              <text:p text:style-name="P22"><text:span text:style-name="Strong_20_Emphasis">Find recently modified files</text:span>: Use <text:span text:style-name="Source_20_Text">find / -type f -mtime -1</text:span> to identify files that have been recently modified and might be filling up the disk.</text:p>
            </text:list-item>
            <text:list-item>
              <text:p text:style-name="P22"><text:span text:style-name="Strong_20_Emphasis">Check log directories</text:span>: Often, large log files in <text:span text:style-name="Source_20_Text">/var/log/</text:span> are the culprits. Investigate and truncate or rotate large logs.</text:p>
            </text:list-item>
            <text:list-item>
              <text:p text:style-name="P22"><text:span text:style-name="Strong_20_Emphasis">Use log rotation</text:span>: Ensure <text:span text:style-name="Source_20_Text">logrotate</text:span> is set up to rotate logs and prevent them from growing indefinitely.</text:p>
            </text:list-item>
            <text:list-item>
              <text:p text:style-name="P22"><text:span text:style-name="Strong_20_Emphasis">Clean package cache</text:span>: Run <text:span text:style-name="Source_20_Text">apt-get clean</text:span> (Debian-based) or <text:span text:style-name="Source_20_Text">yum clean all</text:span> (RedHat-based) to free up space by clearing cached packages.</text:p>
            </text:list-item>
            <text:list-item>
              <text:p text:style-name="P21"><text:span text:style-name="Strong_20_Emphasis">Add disk space</text:span>: If the above steps don’t resolve the issue, consider adding additional disk space or resizing existing partitions.</text:p>
            </text:list-item>
          </text:list>
        </text:list-item>
      </text:list>
      <text:h text:style-name="Heading_20_3" text:outline-level="3"><text:soft-page-break/>8. <text:span text:style-name="Strong_20_Emphasis">Scenario</text:span>: You need to monitor a process's performance in real-time. What Linux commands would you use?</text:h>
      <text:list xml:id="list2669517195" text:style-name="L8">
        <text:list-item>
          <text:p text:style-name="P24"><text:span text:style-name="Strong_20_Emphasis">Detailed Answer</text:span>:</text:p>
          <text:list>
            <text:list-item>
              <text:p text:style-name="P24"><text:span text:style-name="Strong_20_Emphasis">top/htop</text:span>: Use <text:span text:style-name="Source_20_Text">top</text:span> or <text:span text:style-name="Source_20_Text">htop</text:span> to monitor the system's overall resource usage, including CPU, memory, and load averages. These commands provide a real-time view of processes.</text:p>
            </text:list-item>
            <text:list-item>
              <text:p text:style-name="P24"><text:span text:style-name="Strong_20_Emphasis">strace</text:span>: Use <text:span text:style-name="Source_20_Text">strace</text:span> to trace system calls and signals for a specific process. This is helpful for debugging issues at the system call level.</text:p>
            </text:list-item>
            <text:list-item>
              <text:p text:style-name="P24"><text:span text:style-name="Strong_20_Emphasis">iotop</text:span>: Monitor disk I/O usage by processes using <text:span text:style-name="Source_20_Text">iotop</text:span>. It shows which processes are responsible for I/O load.</text:p>
            </text:list-item>
            <text:list-item>
              <text:p text:style-name="P24"><text:span text:style-name="Strong_20_Emphasis">dstat</text:span>: Use <text:span text:style-name="Source_20_Text">dstat</text:span> for a real-time overview of system resource usage, including CPU, disk, network, and memory.</text:p>
            </text:list-item>
            <text:list-item>
              <text:p text:style-name="P23"><text:span text:style-name="Strong_20_Emphasis">vmstat</text:span>: Use <text:span text:style-name="Source_20_Text">vmstat</text:span> to monitor virtual memory usage and system performance metrics like CPU, I/O, and memory utilization.</text:p>
            </text:list-item>
          </text:list>
        </text:list-item>
      </text:list>
      <text:h text:style-name="Heading_20_3" text:outline-level="3">9. <text:span text:style-name="Strong_20_Emphasis">Scenario</text:span>: You need to automate a repetitive task. How would you implement this in Linux?</text:h>
      <text:list xml:id="list882571251" text:style-name="L9">
        <text:list-item>
          <text:p text:style-name="P26"><text:span text:style-name="Strong_20_Emphasis">Detailed Answer</text:span>:</text:p>
          <text:list>
            <text:list-item>
              <text:p text:style-name="P25"><text:span text:style-name="Strong_20_Emphasis">Create a Bash script</text:span>: Write a simple Bash script to automate the task. Example:</text:p>
              <text:p text:style-name="P3">bash</text:p>
              <text:p text:style-name="P3">Copy code</text:p>
              <text:p text:style-name="P4"><text:span text:style-name="Source_20_Text">#!/bin/bash</text:span></text:p>
              <text:p text:style-name="P4"><text:span text:style-name="Source_20_Text"># This script automates a task</text:span></text:p>
              <text:p text:style-name="P4"><text:span text:style-name="Source_20_Text">command1</text:span></text:p>
              <text:p text:style-name="P5"><text:span text:style-name="Source_20_Text">command2</text:span></text:p>
            </text:list-item>
            <text:list-item>
              <text:p text:style-name="P26"><text:span text:style-name="Strong_20_Emphasis">Make the script executable</text:span>: Use <text:span text:style-name="Source_20_Text">chmod +x &lt;script.sh&gt;</text:span> to allow execution.</text:p>
            </text:list-item>
            <text:list-item>
              <text:p text:style-name="P25"><text:span text:style-name="Strong_20_Emphasis">Schedule with cron</text:span>: Automate the execution of the script by scheduling it with cron. Use <text:span text:style-name="Source_20_Text">crontab -e</text:span> to add a cron job. Example:</text:p>
              <text:p text:style-name="P3">javascript</text:p>
              <text:p text:style-name="P3">Copy code</text:p>
              <text:p text:style-name="P5"><text:span text:style-name="Source_20_Text">0 2 * * * /path/to/script.sh</text:span></text:p>
            </text:list-item>
            <text:list-item>
              <text:p text:style-name="P25"><text:span text:style-name="Strong_20_Emphasis">Use systemd for complex tasks</text:span>: If the task involves managing services or long-running processes, create a <text:span text:style-name="Source_20_Text">systemd</text:span> service to manage and automate it.</text:p>
            </text:list-item>
          </text:list>
        </text:list-item>
      </text:list>
      <text:h text:style-name="P2" text:outline-level="3">10. <text:span text:style-name="Strong_20_Emphasis">Scenario</text:span>: You notice a "too many open files" error for a process. How do you resolve it?</text:h>
      <text:list xml:id="list3548600852" text:style-name="L10">
        <text:list-item>
          <text:p text:style-name="P28"><text:span text:style-name="Strong_20_Emphasis">Detailed Answer</text:span>:</text:p>
          <text:list>
            <text:list-item>
              <text:p text:style-name="P28"><text:span text:style-name="Strong_20_Emphasis">Check current limits</text:span>: Use <text:span text:style-name="Source_20_Text">ulimit -n</text:span> to check the current limit on open files for the shell.</text:p>
            </text:list-item>
            <text:list-item>
              <text:p text:style-name="P28"><text:span text:style-name="Strong_20_Emphasis">Increase the limit temporarily</text:span>: Use <text:span text:style-name="Source_20_Text">ulimit -n &lt;new_limit&gt;</text:span> to increase the open file limit for the session.</text:p>
            </text:list-item>
            <text:list-item>
              <text:p text:style-name="P27"><text:span text:style-name="Strong_20_Emphasis">Make the change persistent</text:span>: Add the new limits to <text:span text:style-name="Source_20_Text">/etc/security/limits.conf</text:span>:</text:p>
              <text:p text:style-name="P6"><text:soft-page-break/>php</text:p>
              <text:p text:style-name="P6">Copy code</text:p>
              <text:p text:style-name="P7"><text:span text:style-name="Source_20_Text">&lt;user&gt; soft nofile 4096</text:span></text:p>
              <text:p text:style-name="P8"><text:span text:style-name="Source_20_Text">&lt;user&gt; hard nofile 8192</text:span></text:p>
            </text:list-item>
            <text:list-item>
              <text:p text:style-name="P27"><text:span text:style-name="Strong_20_Emphasis">Modify system-wide limits</text:span>: For system-wide changes, update <text:span text:style-name="Source_20_Text">/etc/sysctl.conf</text:span> with:</text:p>
              <text:p text:style-name="P6">arduino</text:p>
              <text:p text:style-name="P6">Copy code</text:p>
              <text:p text:style-name="P8"><text:span text:style-name="Source_20_Text">fs.file-max = 100000</text:span></text:p>
              <text:p text:style-name="P27">Then apply the changes using <text:span text:style-name="Source_20_Text">sysctl -p</text:span>.</text:p>
            </text:list-item>
          </text:list>
        </text:list-item>
      </text:list>
      <text:p text:style-name="Text_20_body"/>
      <text:h text:style-name="Heading_20_3" text:outline-level="3">11. <text:span text:style-name="Strong_20_Emphasis">Scenario</text:span>: You need to find and kill a process that’s consuming too many resources, but you only know part of its name. How do you proceed?</text:h>
      <text:list xml:id="list3607932757" text:style-name="L11">
        <text:list-item>
          <text:p text:style-name="P30"><text:span text:style-name="Strong_20_Emphasis">Answer</text:span>:</text:p>
          <text:list>
            <text:list-item>
              <text:p text:style-name="P30">Use <text:span text:style-name="Source_20_Text">ps aux | grep &lt;partial_name&gt;</text:span> to find the process ID (PID).</text:p>
            </text:list-item>
            <text:list-item>
              <text:p text:style-name="P29">Use <text:span text:style-name="Source_20_Text">kill &lt;PID&gt;</text:span> to terminate the process. If the process doesn’t stop, use <text:span text:style-name="Source_20_Text">kill -9 &lt;PID&gt;</text:span>.</text:p>
            </text:list-item>
          </text:list>
        </text:list-item>
      </text:list>
      <text:h text:style-name="Heading_20_3" text:outline-level="3">12. <text:span text:style-name="Strong_20_Emphasis">Scenario</text:span>: You are tasked with reducing boot time on a Linux server. What steps would you take?</text:h>
      <text:list xml:id="list1696414097" text:style-name="L12">
        <text:list-item>
          <text:p text:style-name="P32"><text:span text:style-name="Strong_20_Emphasis">Answer</text:span>:</text:p>
          <text:list>
            <text:list-item>
              <text:p text:style-name="P32"><text:span text:style-name="Strong_20_Emphasis">Disable unnecessary services</text:span>: List services using <text:span text:style-name="Source_20_Text">systemctl list-unit-files</text:span> and disable those not required at boot.</text:p>
            </text:list-item>
            <text:list-item>
              <text:p text:style-name="P32"><text:span text:style-name="Strong_20_Emphasis">Optimize systemd services</text:span>: Enable parallel service startup by ensuring <text:span text:style-name="Source_20_Text">systemd</text:span> uses <text:span text:style-name="Source_20_Text">systemctl enable &lt;service&gt;</text:span>.</text:p>
            </text:list-item>
            <text:list-item>
              <text:p text:style-name="P31"><text:span text:style-name="Strong_20_Emphasis">Analyze startup times</text:span>: Use <text:span text:style-name="Source_20_Text">systemd-analyze blame</text:span> to determine which services take the longest to start.</text:p>
            </text:list-item>
          </text:list>
        </text:list-item>
      </text:list>
      <text:h text:style-name="Heading_20_3" text:outline-level="3">13. <text:span text:style-name="Strong_20_Emphasis">Scenario</text:span>: A user complains of slow disk I/O performance. How would you troubleshoot and address this?</text:h>
      <text:list xml:id="list1998628966" text:style-name="L13">
        <text:list-item>
          <text:p text:style-name="P34"><text:span text:style-name="Strong_20_Emphasis">Answer</text:span>:</text:p>
          <text:list>
            <text:list-item>
              <text:p text:style-name="P34">Use <text:span text:style-name="Source_20_Text">iotop</text:span> to identify processes with high disk usage.</text:p>
            </text:list-item>
            <text:list-item>
              <text:p text:style-name="P34">Check disk health with <text:span text:style-name="Source_20_Text">smartctl -a /dev/sdX</text:span>.</text:p>
            </text:list-item>
            <text:list-item>
              <text:p text:style-name="P34">Use <text:span text:style-name="Source_20_Text">iostat -xz 1</text:span> to analyze detailed disk I/O stats and pinpoint performance issues.</text:p>
            </text:list-item>
            <text:list-item>
              <text:p text:style-name="P33">Optimize filesystem performance by using <text:span text:style-name="Source_20_Text">tune2fs</text:span> and adjusting the mount options like <text:span text:style-name="Source_20_Text">noatime</text:span>.</text:p>
            </text:list-item>
          </text:list>
        </text:list-item>
      </text:list>
      <text:h text:style-name="Heading_20_3" text:outline-level="3">14. <text:span text:style-name="Strong_20_Emphasis">Scenario</text:span>: A critical file is accidentally deleted, and you need to recover it. How would you proceed?</text:h>
      <text:list xml:id="list1052257098" text:style-name="L14">
        <text:list-item>
          <text:p text:style-name="P36"><text:span text:style-name="Strong_20_Emphasis">Answer</text:span>:</text:p>
          <text:list>
            <text:list-item>
              <text:p text:style-name="P36">If backups are available, restore from a backup.</text:p>
            </text:list-item>
            <text:list-item>
              <text:p text:style-name="P36"><text:soft-page-break/>Use <text:span text:style-name="Source_20_Text">extundelete</text:span> (on ext filesystems) or <text:span text:style-name="Source_20_Text">testdisk</text:span> to attempt to recover deleted files.</text:p>
            </text:list-item>
            <text:list-item>
              <text:p text:style-name="P35">Ensure the filesystem is mounted in read-only mode to prevent overwriting recoverable data.</text:p>
            </text:list-item>
          </text:list>
        </text:list-item>
      </text:list>
      <text:h text:style-name="Heading_20_3" text:outline-level="3">15. <text:span text:style-name="Strong_20_Emphasis">Scenario</text:span>: How would you secure file transfers between servers?</text:h>
      <text:list xml:id="list2509691796" text:style-name="L15">
        <text:list-item>
          <text:p text:style-name="P38"><text:span text:style-name="Strong_20_Emphasis">Answer</text:span>:</text:p>
          <text:list>
            <text:list-item>
              <text:p text:style-name="P38"><text:span text:style-name="Strong_20_Emphasis">Use SSH/SCP</text:span>: Transfer files securely over SSH using <text:span text:style-name="Source_20_Text">scp &lt;file&gt; user@server:/path/to/destination</text:span>.</text:p>
            </text:list-item>
            <text:list-item>
              <text:p text:style-name="P38"><text:span text:style-name="Strong_20_Emphasis">Use SFTP</text:span>: For secure, interactive file transfers, use <text:span text:style-name="Source_20_Text">sftp user@server</text:span>.</text:p>
            </text:list-item>
            <text:list-item>
              <text:p text:style-name="P37"><text:span text:style-name="Strong_20_Emphasis">Automate with rsync</text:span>: Use <text:span text:style-name="Source_20_Text">rsync -avz -e ssh &lt;source&gt; &lt;destination&gt;</text:span> for efficient, secure file synchronization.</text:p>
            </text:list-item>
          </text:list>
        </text:list-item>
      </text:list>
      <text:h text:style-name="Heading_20_3" text:outline-level="3">16. <text:span text:style-name="Strong_20_Emphasis">Scenario</text:span>: How would you troubleshoot a server that is unresponsive to SSH connections but still pingable?</text:h>
      <text:list xml:id="list2471755255" text:style-name="L16">
        <text:list-item>
          <text:p text:style-name="P40"><text:span text:style-name="Strong_20_Emphasis">Answer</text:span>:</text:p>
          <text:list>
            <text:list-item>
              <text:p text:style-name="P40">Check if the SSH service is running with <text:span text:style-name="Source_20_Text">systemctl status sshd</text:span>.</text:p>
            </text:list-item>
            <text:list-item>
              <text:p text:style-name="P40">Verify the firewall rules using <text:span text:style-name="Source_20_Text">iptables -L</text:span> or <text:span text:style-name="Source_20_Text">firewalld</text:span> to ensure SSH traffic is allowed.</text:p>
            </text:list-item>
            <text:list-item>
              <text:p text:style-name="P40">Investigate <text:span text:style-name="Source_20_Text">/var/log/auth.log</text:span> for authentication or connection issues.</text:p>
            </text:list-item>
            <text:list-item>
              <text:p text:style-name="P39">Check for resource exhaustion (CPU/memory) using <text:span text:style-name="Source_20_Text">top</text:span> or <text:span text:style-name="Source_20_Text">vmstat</text:span>.</text:p>
            </text:list-item>
          </text:list>
        </text:list-item>
      </text:list>
      <text:h text:style-name="Heading_20_3" text:outline-level="3">17. <text:span text:style-name="Strong_20_Emphasis">Scenario</text:span>: You need to monitor disk space on a server over time. What steps would you take?</text:h>
      <text:list xml:id="list716642114" text:style-name="L17">
        <text:list-item>
          <text:p text:style-name="P42"><text:span text:style-name="Strong_20_Emphasis">Answer</text:span>:</text:p>
          <text:list>
            <text:list-item>
              <text:p text:style-name="P42">Use <text:span text:style-name="Source_20_Text">df -h</text:span> to monitor disk usage and <text:span text:style-name="Source_20_Text">du -sh</text:span> for specific directories.</text:p>
            </text:list-item>
            <text:list-item>
              <text:p text:style-name="P42">Set up periodic monitoring with <text:span text:style-name="Source_20_Text">cron</text:span>, logging the output of <text:span text:style-name="Source_20_Text">df -h</text:span> into a file for future analysis.</text:p>
            </text:list-item>
            <text:list-item>
              <text:p text:style-name="P41">Implement monitoring tools like Nagios or Prometheus to generate alerts when disk usage exceeds a threshold.</text:p>
            </text:list-item>
          </text:list>
        </text:list-item>
      </text:list>
      <text:h text:style-name="Heading_20_3" text:outline-level="3">18. <text:span text:style-name="Strong_20_Emphasis">Scenario</text:span>: How would you copy files between two Linux servers automatically, ensuring security and reliability?</text:h>
      <text:list xml:id="list1029087715" text:style-name="L18">
        <text:list-item>
          <text:p text:style-name="P44"><text:span text:style-name="Strong_20_Emphasis">Answer</text:span>:</text:p>
          <text:list>
            <text:list-item>
              <text:p text:style-name="P44">Use <text:span text:style-name="Source_20_Text">rsync</text:span> over SSH for secure and reliable file transfers: <text:span text:style-name="Source_20_Text">rsync -avz -e ssh /source/ user@server:/destination/</text:span>.</text:p>
            </text:list-item>
            <text:list-item>
              <text:p text:style-name="P44">Set up SSH key-based authentication between the servers to avoid using passwords in scripts.</text:p>
            </text:list-item>
            <text:list-item>
              <text:p text:style-name="P43">Automate the process with a cron job to periodically sync files between the servers.</text:p>
            </text:list-item>
          </text:list>
        </text:list-item>
      </text:list>
      <text:h text:style-name="Heading_20_3" text:outline-level="3">19. <text:span text:style-name="Strong_20_Emphasis">Scenario</text:span>: You are asked to automate the backup of specific directories daily. How would you implement this?</text:h>
      <text:list xml:id="list972460977" text:style-name="L19">
        <text:list-item>
          <text:p text:style-name="P46"><text:span text:style-name="Strong_20_Emphasis">Answer</text:span>:</text:p>
          <text:list>
            <text:list-item>
              <text:p text:style-name="P46"><text:soft-page-break/>Write a shell script that uses <text:span text:style-name="Source_20_Text">tar</text:span> or <text:span text:style-name="Source_20_Text">rsync</text:span> to archive the directories and save them in a backup location.</text:p>
            </text:list-item>
            <text:list-item>
              <text:p text:style-name="P46">Schedule the script with a cron job: <text:span text:style-name="Source_20_Text">crontab -e</text:span> and add a job like <text:span text:style-name="Source_20_Text">0 2 * * * /path/to/backup_script.sh</text:span> to run it daily at 2 AM.</text:p>
            </text:list-item>
            <text:list-item>
              <text:p text:style-name="P45">Use <text:span text:style-name="Source_20_Text">rsync</text:span> to sync backups to a remote server or cloud storage for redundancy.</text:p>
            </text:list-item>
          </text:list>
        </text:list-item>
      </text:list>
      <text:h text:style-name="Heading_20_3" text:outline-level="3">20. <text:span text:style-name="Strong_20_Emphasis">Scenario</text:span>: A user accidentally changed the permissions of <text:span text:style-name="Source_20_Text">/etc</text:span> to <text:span text:style-name="Source_20_Text">777</text:span>. How would you fix this issue?</text:h>
      <text:list xml:id="list144577235" text:style-name="L20">
        <text:list-item>
          <text:p text:style-name="P48"><text:span text:style-name="Strong_20_Emphasis">Answer</text:span>:</text:p>
          <text:list>
            <text:list-item>
              <text:p text:style-name="P48">Boot the system into single-user mode to limit further damage.</text:p>
            </text:list-item>
            <text:list-item>
              <text:p text:style-name="P48">Restore permissions using a backup or by referencing a similar system.</text:p>
            </text:list-item>
            <text:list-item>
              <text:p text:style-name="P47">For key files and directories, correct the permissions manually using <text:span text:style-name="Source_20_Text">chmod</text:span> and <text:span text:style-name="Source_20_Text">chown</text:span>, e.g., <text:span text:style-name="Source_20_Text">chmod 755 /etc</text:span>, <text:span text:style-name="Source_20_Text">chmod 644 /etc/passwd</text:span>.</text:p>
            </text:list-item>
          </text:list>
        </text:list-item>
      </text:list>
      <text:h text:style-name="Heading_20_3" text:outline-level="3">21. <text:span text:style-name="Strong_20_Emphasis">Scenario</text:span>: How do you add a new disk to a Linux server and mount it persistently across reboots?</text:h>
      <text:list xml:id="list3145405201" text:style-name="L21">
        <text:list-item>
          <text:p text:style-name="P50"><text:span text:style-name="Strong_20_Emphasis">Answer</text:span>:</text:p>
          <text:list>
            <text:list-item>
              <text:p text:style-name="P50"><text:span text:style-name="Strong_20_Emphasis">Identify the new disk</text:span>: Use <text:span text:style-name="Source_20_Text">fdisk -l</text:span> or <text:span text:style-name="Source_20_Text">lsblk</text:span> to find the new disk.</text:p>
            </text:list-item>
            <text:list-item>
              <text:p text:style-name="P50"><text:span text:style-name="Strong_20_Emphasis">Partition the disk</text:span>: Use <text:span text:style-name="Source_20_Text">fdisk /dev/sdX</text:span> to create partitions.</text:p>
            </text:list-item>
            <text:list-item>
              <text:p text:style-name="P50"><text:span text:style-name="Strong_20_Emphasis">Format the partition</text:span>: Use <text:span text:style-name="Source_20_Text">mkfs.ext4 /dev/sdX1</text:span> to format the partition.</text:p>
            </text:list-item>
            <text:list-item>
              <text:p text:style-name="P50"><text:span text:style-name="Strong_20_Emphasis">Mount the disk</text:span>: Mount the disk using <text:span text:style-name="Source_20_Text">mount /dev/sdX1 /mnt/mydisk</text:span>.</text:p>
            </text:list-item>
            <text:list-item>
              <text:p text:style-name="P49"><text:span text:style-name="Strong_20_Emphasis">Persist the mount</text:span>: Add an entry in <text:span text:style-name="Source_20_Text">/etc/fstab</text:span> to ensure the disk is mounted on reboot: <text:span text:style-name="Source_20_Text">/dev/sdX1 /mnt/mydisk ext4 defaults 0 2</text:span>.</text:p>
            </text:list-item>
          </text:list>
        </text:list-item>
      </text:list>
      <text:h text:style-name="Heading_20_3" text:outline-level="3">22. <text:span text:style-name="Strong_20_Emphasis">Scenario</text:span>: How would you troubleshoot a sudden spike in server load?</text:h>
      <text:list xml:id="list3892329253" text:style-name="L22">
        <text:list-item>
          <text:p text:style-name="P52"><text:span text:style-name="Strong_20_Emphasis">Answer</text:span>:</text:p>
          <text:list>
            <text:list-item>
              <text:p text:style-name="P52"><text:span text:style-name="Strong_20_Emphasis">Use </text:span><text:span text:style-name="Strong_20_Emphasis"><text:span text:style-name="Source_20_Text">top</text:span></text:span><text:span text:style-name="Strong_20_Emphasis"> or </text:span><text:span text:style-name="Strong_20_Emphasis"><text:span text:style-name="Source_20_Text">htop</text:span></text:span>: Identify processes consuming the most CPU or memory.</text:p>
            </text:list-item>
            <text:list-item>
              <text:p text:style-name="P52"><text:span text:style-name="Strong_20_Emphasis">Check I/O activity</text:span>: Use <text:span text:style-name="Source_20_Text">iotop</text:span> or <text:span text:style-name="Source_20_Text">iostat</text:span> to identify disk I/O bottlenecks.</text:p>
            </text:list-item>
            <text:list-item>
              <text:p text:style-name="P52"><text:span text:style-name="Strong_20_Emphasis">Analyze logs</text:span>: Check <text:span text:style-name="Source_20_Text">/var/log/syslog</text:span> or application logs to identify any anomalies or errors.</text:p>
            </text:list-item>
            <text:list-item>
              <text:p text:style-name="P51"><text:span text:style-name="Strong_20_Emphasis">Check running services</text:span>: Use <text:span text:style-name="Source_20_Text">systemctl list-units --type=service</text:span> to see if any services are using excessive resources.</text:p>
            </text:list-item>
          </text:list>
        </text:list-item>
      </text:list>
      <text:h text:style-name="Heading_20_3" text:outline-level="3">23. <text:span text:style-name="Strong_20_Emphasis">Scenario</text:span>: How would you configure automatic log rotation to avoid disk space exhaustion?</text:h>
      <text:list xml:id="list2004036356" text:style-name="L23">
        <text:list-item>
          <text:p text:style-name="P54"><text:span text:style-name="Strong_20_Emphasis">Answer</text:span>:</text:p>
          <text:list>
            <text:list-item>
              <text:p text:style-name="P54">Edit <text:span text:style-name="Source_20_Text">/etc/logrotate.conf</text:span> or create a custom configuration in <text:span text:style-name="Source_20_Text">/etc/logrotate.d/</text:span>.</text:p>
            </text:list-item>
            <text:list-item>
              <text:p text:style-name="P54">Set up parameters for log rotation, such as the number of rotated files to keep (<text:span text:style-name="Source_20_Text">rotate 5</text:span>), size limits (<text:span text:style-name="Source_20_Text">size 100M</text:span>), and frequency (<text:span text:style-name="Source_20_Text">daily</text:span> or <text:span text:style-name="Source_20_Text">weekly</text:span>).</text:p>
            </text:list-item>
            <text:list-item>
              <text:p text:style-name="P53">Ensure that <text:span text:style-name="Source_20_Text">logrotate</text:span> is scheduled by default using cron (<text:span text:style-name="Source_20_Text">/etc/cron.daily/logrotate</text:span>).</text:p>
            </text:list-item>
          </text:list>
        </text:list-item>
      </text:list>
      <text:h text:style-name="Heading_20_3" text:outline-level="3"><text:soft-page-break/>24. <text:span text:style-name="Strong_20_Emphasis">Scenario</text:span>: How would you set up a secure FTP server on Linux?</text:h>
      <text:list xml:id="list3256083435" text:style-name="L24">
        <text:list-item>
          <text:p text:style-name="P56"><text:span text:style-name="Strong_20_Emphasis">Answer</text:span>:</text:p>
          <text:list>
            <text:list-item>
              <text:p text:style-name="P56"><text:span text:style-name="Strong_20_Emphasis">Install vsftpd</text:span>: Use <text:span text:style-name="Source_20_Text">sudo apt-get install vsftpd</text:span> (Debian) or <text:span text:style-name="Source_20_Text">yum install vsftpd</text:span> (RedHat).</text:p>
            </text:list-item>
            <text:list-item>
              <text:p text:style-name="P56"><text:span text:style-name="Strong_20_Emphasis">Configure vsftpd</text:span>: Edit <text:span text:style-name="Source_20_Text">/etc/vsftpd.conf</text:span>, enabling features like anonymous FTP (<text:span text:style-name="Source_20_Text">anonymous_enable=NO</text:span>) and secure file transfer (<text:span text:style-name="Source_20_Text">ssl_enable=YES</text:span>).</text:p>
            </text:list-item>
            <text:list-item>
              <text:p text:style-name="P56"><text:span text:style-name="Strong_20_Emphasis">Create FTP users</text:span>: Add users with restricted access using <text:span text:style-name="Source_20_Text">useradd -d /home/ftpdir -s /bin/false &lt;username&gt;</text:span>.</text:p>
            </text:list-item>
            <text:list-item>
              <text:p text:style-name="P55"><text:span text:style-name="Strong_20_Emphasis">Enable firewall rules</text:span>: Use <text:span text:style-name="Source_20_Text">iptables</text:span> or <text:span text:style-name="Source_20_Text">ufw</text:span> to allow FTP/FTPS ports (21 and 990 for FTPS).</text:p>
            </text:list-item>
          </text:list>
        </text:list-item>
      </text:list>
      <text:h text:style-name="Heading_20_3" text:outline-level="3">25. <text:span text:style-name="Strong_20_Emphasis">Scenario</text:span>: How would you troubleshoot high swap usage on a Linux system?</text:h>
      <text:list xml:id="list1915746057" text:style-name="L25">
        <text:list-item>
          <text:p text:style-name="P58"><text:span text:style-name="Strong_20_Emphasis">Answer</text:span>:</text:p>
          <text:list>
            <text:list-item>
              <text:p text:style-name="P58"><text:span text:style-name="Strong_20_Emphasis">Check swap usage</text:span>: Use <text:span text:style-name="Source_20_Text">swapon -s</text:span> or <text:span text:style-name="Source_20_Text">free -m</text:span> to determine how much swap is being used.</text:p>
            </text:list-item>
            <text:list-item>
              <text:p text:style-name="P58"><text:span text:style-name="Strong_20_Emphasis">Investigate memory usage</text:span>: Use <text:span text:style-name="Source_20_Text">top</text:span> or <text:span text:style-name="Source_20_Text">htop</text:span> to find processes consuming excessive memory and triggering swap.</text:p>
            </text:list-item>
            <text:list-item>
              <text:p text:style-name="P58"><text:span text:style-name="Strong_20_Emphasis">Adjust swappiness</text:span>: Modify the swappiness value (<text:span text:style-name="Source_20_Text">/proc/sys/vm/swappiness</text:span>) using <text:span text:style-name="Source_20_Text">sysctl</text:span> to reduce swap usage. A value of 10-20 is generally recommended.</text:p>
            </text:list-item>
            <text:list-item>
              <text:p text:style-name="P57"><text:span text:style-name="Strong_20_Emphasis">Add more RAM</text:span>: If the system consistently uses swap, consider adding more RAM to alleviate the issue.</text:p>
            </text:list-item>
          </text:list>
        </text:list-item>
      </text:list>
      <text:h text:style-name="Heading_20_3" text:outline-level="3">26. <text:span text:style-name="Strong_20_Emphasis">Scenario</text:span>: How would you forcefully unmount a busy filesystem?</text:h>
      <text:list xml:id="list1317442325" text:style-name="L26">
        <text:list-item>
          <text:p text:style-name="P60"><text:span text:style-name="Strong_20_Emphasis">Answer</text:span>:</text:p>
          <text:list>
            <text:list-item>
              <text:p text:style-name="P60">Use <text:span text:style-name="Source_20_Text">umount -f /mount_point</text:span> to forcefully unmount the filesystem.</text:p>
            </text:list-item>
            <text:list-item>
              <text:p text:style-name="P60">If that fails, use <text:span text:style-name="Source_20_Text">lsof</text:span> or <text:span text:style-name="Source_20_Text">fuser -cu /mount_point</text:span> to identify and kill the processes that are using the mount.</text:p>
            </text:list-item>
            <text:list-item>
              <text:p text:style-name="P59">After terminating the processes, retry the unmount.</text:p>
            </text:list-item>
          </text:list>
        </text:list-item>
      </text:list>
      <text:h text:style-name="Heading_20_3" text:outline-level="3">27. <text:span text:style-name="Strong_20_Emphasis">Scenario</text:span>: You need to encrypt a directory’s contents. What steps would you take?</text:h>
      <text:list xml:id="list2485595056" text:style-name="L27">
        <text:list-item>
          <text:p text:style-name="P62"><text:span text:style-name="Strong_20_Emphasis">Answer</text:span>:</text:p>
          <text:list>
            <text:list-item>
              <text:p text:style-name="P62">Install <text:span text:style-name="Source_20_Text">ecryptfs-utils</text:span> and create an encrypted directory using <text:span text:style-name="Source_20_Text">ecryptfs-setup-private</text:span>.</text:p>
            </text:list-item>
            <text:list-item>
              <text:p text:style-name="P62">Mount the encrypted directory using <text:span text:style-name="Source_20_Text">mount -t ecryptfs /path/to/dir /path/to/dir</text:span>.</text:p>
            </text:list-item>
            <text:list-item>
              <text:p text:style-name="P61">Use <text:span text:style-name="Source_20_Text">ecryptfs-mount-private</text:span> and <text:span text:style-name="Source_20_Text">ecryptfs-umount-private</text:span> for easy mounting/unmounting.</text:p>
            </text:list-item>
          </text:list>
        </text:list-item>
      </text:list>
      <text:h text:style-name="Heading_20_3" text:outline-level="3">28. <text:span text:style-name="Strong_20_Emphasis">Scenario</text:span>: How would you investigate and fix an issue where the system time is incorrect?</text:h>
      <text:list xml:id="list865616482" text:style-name="L28">
        <text:list-item>
          <text:p text:style-name="P64"><text:span text:style-name="Strong_20_Emphasis">Answer</text:span>:</text:p>
          <text:list>
            <text:list-item>
              <text:p text:style-name="P64"><text:soft-page-break/><text:span text:style-name="Strong_20_Emphasis">Check the current time</text:span>: Use <text:span text:style-name="Source_20_Text">date</text:span> to check the system's current time.</text:p>
            </text:list-item>
            <text:list-item>
              <text:p text:style-name="P64"><text:span text:style-name="Strong_20_Emphasis">Sync with NTP server</text:span>: Install and configure the <text:span text:style-name="Source_20_Text">ntp</text:span> package. Use <text:span text:style-name="Source_20_Text">ntpd</text:span> or <text:span text:style-name="Source_20_Text">timedatectl</text:span> to sync the system time with an NTP server.</text:p>
            </text:list-item>
            <text:list-item>
              <text:p text:style-name="P63"><text:span text:style-name="Strong_20_Emphasis">Correct timezone</text:span>: Set the correct timezone using <text:span text:style-name="Source_20_Text">timedatectl set-timezone &lt;region/city&gt;</text:span>.</text:p>
            </text:list-item>
          </text:list>
        </text:list-item>
      </text:list>
      <text:h text:style-name="Heading_20_3" text:outline-level="3">29. <text:span text:style-name="Strong_20_Emphasis">Scenario</text:span>: How would you monitor network traffic to troubleshoot connectivity issues?</text:h>
      <text:list xml:id="list1963818261" text:style-name="L29">
        <text:list-item>
          <text:p text:style-name="P66"><text:span text:style-name="Strong_20_Emphasis">Answer</text:span>:</text:p>
          <text:list>
            <text:list-item>
              <text:p text:style-name="P66">Use <text:span text:style-name="Source_20_Text">tcpdump</text:span> to capture and analyze network traffic: <text:span text:style-name="Source_20_Text">tcpdump -i eth0 -nn port 80</text:span>.</text:p>
            </text:list-item>
            <text:list-item>
              <text:p text:style-name="P66">Use <text:span text:style-name="Source_20_Text">iftop</text:span> or <text:span text:style-name="Source_20_Text">nload</text:span> for real-time bandwidth monitoring.</text:p>
            </text:list-item>
            <text:list-item>
              <text:p text:style-name="P65">Use <text:span text:style-name="Source_20_Text">netstat -plnt</text:span> to display listening services and connections.</text:p>
            </text:list-item>
          </text:list>
        </text:list-item>
      </text:list>
      <text:h text:style-name="Heading_20_3" text:outline-level="3">30. <text:span text:style-name="Strong_20_Emphasis">Scenario</text:span>: You want to restrict a user from accessing certain directories. How would you implement this?</text:h>
      <text:list xml:id="list659831096" text:style-name="L30">
        <text:list-item>
          <text:p text:style-name="P68"><text:span text:style-name="Strong_20_Emphasis">Answer</text:span>:</text:p>
          <text:list>
            <text:list-item>
              <text:p text:style-name="P68"><text:span text:style-name="Strong_20_Emphasis">File permissions</text:span>: Use <text:span text:style-name="Source_20_Text">chmod</text:span> and <text:span text:style-name="Source_20_Text">chown</text:span> to modify directory permissions, restricting access.</text:p>
            </text:list-item>
            <text:list-item>
              <text:p text:style-name="P68"><text:span text:style-name="Strong_20_Emphasis">ACLs (Access Control Lists)</text:span>: Use <text:span text:style-name="Source_20_Text">setfacl</text:span> and <text:span text:style-name="Source_20_Text">getfacl</text:span> to set more granular permissions for specific users on files and directories.</text:p>
            </text:list-item>
            <text:list-item>
              <text:p text:style-name="P67"><text:span text:style-name="Strong_20_Emphasis">Chroot jail</text:span>: For additional security, create a <text:span text:style-name="Source_20_Text">chroot</text:span> jail, isolating the user to a specific directory.</text:p>
            </text:list-item>
          </text:list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22:46:47.479833975</meta:creation-date>
    <dc:date>2024-10-10T22:57:48.720983394</dc:date>
    <meta:editing-duration>PT51S</meta:editing-duration>
    <meta:editing-cycles>1</meta:editing-cycles>
    <meta:document-statistic meta:table-count="0" meta:image-count="0" meta:object-count="0" meta:page-count="9" meta:paragraph-count="195" meta:word-count="2719" meta:character-count="16598" meta:non-whitespace-character-count="14224"/>
    <meta:generator>LibreOffice/7.3.7.2$Linux_X86_64 LibreOffice_project/30$Build-2</meta:generator>
  </office:meta>
</office:document-meta>
</file>